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Roboto" svg:font-family="Roboto" style:font-pitch="variable"/>
    <style:font-face style:name="Roboto1" svg:font-family="Roboto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674ea7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pr1" style:family="presentation" style:parent-style-name="TITLE_5f_AND_5f_BODY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ONLY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ONL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ONL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ONL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ONL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ONL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ONL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5f_ONL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5f_ONL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_5f_ONL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TITLE_5f_ONL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P3" style:family="paragraph">
      <style:paragraph-properties fo:margin-left="0cm" fo:margin-right="0cm" fo:margin-top="0cm" fo:margin-bottom="0cm" fo:line-height="200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.559cm" fo:margin-bottom="0.66cm" fo:line-height="150%" fo:text-align="justify" fo:text-indent="0cm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margin-left="0cm" fo:margin-right="0cm" fo:margin-top="0cm" fo:margin-bottom="0cm" fo:line-height="150%" fo:text-align="justify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cm" fo:margin-bottom="0cm" fo:line-height="150%" fo:text-align="justify" fo:text-indent="0cm" style:writing-mode="lr-tb"/>
      <style:text-properties fo:font-size="14pt"/>
    </style:style>
    <style:style style:name="P10" style:family="paragraph">
      <style:paragraph-properties fo:margin-left="0cm" fo:margin-right="0cm" fo:margin-top="0cm" fo:margin-bottom="0cm" fo:line-height="200%" fo:text-align="justify" fo:text-indent="0cm" style:writing-mode="lr-tb"/>
      <style:text-properties fo:font-size="14pt"/>
    </style:style>
    <style:style style:name="P11" style:family="paragraph">
      <loext:graphic-properties draw:fill="none"/>
      <style:paragraph-properties fo:margin-left="0cm" fo:margin-right="0cm" fo:margin-top="0cm" fo:margin-bottom="0cm" fo:line-height="200%" fo:text-align="justify" fo:text-indent="0cm" style:writing-mode="lr-tb" style:font-independent-line-spacing="true"/>
      <style:text-properties fo:font-size="14pt"/>
    </style:style>
    <style:style style:name="P12" style:family="paragraph">
      <style:paragraph-properties fo:margin-left="0cm" fo:margin-right="0cm" fo:margin-top="0cm" fo:margin-bottom="0.203cm" fo:line-height="200%" fo:text-align="justify" fo:text-indent="0cm" style:writing-mode="lr-tb"/>
      <style:text-properties fo:font-size="14pt"/>
    </style:style>
    <style:style style:name="P13" style:family="paragraph">
      <loext:graphic-properties draw:fill="none"/>
      <style:paragraph-properties fo:margin-left="0cm" fo:margin-right="0cm" fo:margin-top="0cm" fo:margin-bottom="0.203cm" fo:line-height="200%" fo:text-align="justify" fo:text-indent="0cm" style:writing-mode="lr-tb" style:font-independent-line-spacing="true"/>
      <style:text-properties fo:font-size="14pt"/>
    </style:style>
    <style:style style:name="P14" style:family="paragraph">
      <style:paragraph-properties fo:margin-left="0cm" fo:margin-right="0cm" fo:margin-top="0cm" fo:margin-bottom="0cm" fo:line-height="200%" fo:text-align="start" fo:text-indent="0cm" style:writing-mode="lr-tb"/>
      <style:text-properties fo:font-size="14pt" style:text-underline-style="none"/>
    </style:style>
    <style:style style:name="P15" style:family="paragraph">
      <loext:graphic-properties draw:fill="none"/>
      <style:paragraph-properties fo:margin-left="0cm" fo:margin-right="0cm" fo:margin-top="0cm" fo:margin-bottom="0cm" fo:line-height="200%" fo:text-align="start" fo:text-indent="0cm" style:writing-mode="lr-tb" style:font-independent-line-spacing="true"/>
      <style:text-properties fo:font-size="14pt" style:text-underline-style="none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Roboto1" fo:font-size="24pt" fo:letter-spacing="normal" fo:font-style="normal" style:text-underline-style="none" fo:font-weight="normal" style:font-name-asian="Roboto1" style:font-size-asian="24pt" style:font-style-asian="normal" style:font-weight-asian="normal" style:font-name-complex="Roboto1" style:font-size-complex="24pt" style:font-style-complex="normal" style:font-weight-complex="normal"/>
    </style:style>
    <style:style style:name="T2" style:family="text">
      <style:text-properties fo:font-variant="normal" fo:text-transform="none" fo:color="#737373" loext:opacity="100%" style:text-line-through-style="none" style:text-line-through-type="none" style:text-position="0% 100%" style:font-name="Roboto1" fo:font-size="24pt" fo:letter-spacing="normal" fo:font-style="normal" style:text-underline-style="solid" style:text-underline-width="auto" style:text-underline-color="font-color" fo:font-weight="bold" style:font-name-asian="Roboto1" style:font-size-asian="24pt" style:font-style-asian="normal" style:font-weight-asian="bold" style:font-name-complex="Roboto1" style:font-size-complex="24pt" style:font-style-complex="normal" style:font-weight-complex="bold"/>
    </style:style>
    <style:style style:name="T3" style:family="text">
      <style:text-properties fo:font-variant="normal" fo:text-transform="none" fo:color="#737373" loext:opacity="100%" style:text-line-through-style="none" style:text-line-through-type="none" style:text-position="0% 100%" style:font-name="Roboto1" fo:font-size="26pt" fo:letter-spacing="normal" fo:font-style="normal" style:text-underline-style="solid" style:text-underline-width="auto" style:text-underline-color="font-color" fo:font-weight="bold" style:font-name-asian="Roboto1" style:font-size-asian="26pt" style:font-style-asian="normal" style:font-weight-asian="bold" style:font-name-complex="Roboto1" style:font-size-complex="26pt" style:font-style-complex="normal" style:font-weight-complex="bold"/>
    </style:style>
    <style:style style:name="T4" style:family="text">
      <style:text-properties fo:font-variant="normal" fo:text-transform="none" fo:color="#737373" loext:opacity="100%" style:text-line-through-style="none" style:text-line-through-type="none" style:text-position="0% 100%" style:font-name="Roboto1" fo:font-size="18pt" fo:letter-spacing="normal" fo:font-style="normal" style:text-underline-style="none" fo:font-weight="normal" style:font-name-asian="Roboto1" style:font-size-asian="18pt" style:font-style-asian="normal" style:font-weight-asian="normal" style:font-name-complex="Roboto1" style:font-size-complex="18pt" style:font-style-complex="normal" style:font-weight-complex="normal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Roboto1" fo:font-size="25pt" fo:letter-spacing="normal" fo:font-style="normal" style:text-underline-style="none" fo:font-weight="normal" style:font-name-asian="Roboto1" style:font-size-asian="25pt" style:font-style-asian="normal" style:font-weight-asian="normal" style:font-name-complex="Roboto1" style:font-size-complex="25pt" style:font-style-complex="normal" style:font-weight-complex="normal"/>
    </style:style>
    <style:style style:name="T6" style:family="text">
      <style:text-properties fo:font-variant="normal" fo:text-transform="none" fo:color="#737373" loext:opacity="100%" style:text-line-through-style="none" style:text-line-through-type="none" style:text-position="0% 100%" style:font-name="Roboto1" fo:font-size="20pt" fo:letter-spacing="normal" fo:font-style="normal" style:text-underline-style="none" fo:font-weight="normal" style:font-name-asian="Roboto1" style:font-size-asian="20pt" style:font-style-asian="normal" style:font-weight-asian="normal" style:font-name-complex="Roboto1" style:font-size-complex="20pt" style:font-style-complex="normal" style:font-weight-complex="normal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0% 100%" style:font-name="Roboto1" fo:font-size="18pt" fo:letter-spacing="normal" fo:font-style="normal" style:text-underline-style="none" fo:font-weight="normal" style:font-name-asian="Roboto1" style:font-size-asian="18pt" style:font-style-asian="normal" style:font-weight-asian="normal" style:font-name-complex="Roboto1" style:font-size-complex="18pt" style:font-style-complex="normal" style:font-weight-complex="normal"/>
    </style:style>
    <style:style style:name="T8" style:family="text">
      <style:text-properties fo:font-variant="normal" fo:text-transform="none" fo:color="#737373" loext:opacity="100%" style:text-line-through-style="none" style:text-line-through-type="none" style:text-position="0% 100%" style:font-name="Roboto1" fo:font-size="16pt" fo:letter-spacing="normal" fo:font-style="normal" style:text-underline-style="none" fo:font-weight="normal" style:font-name-asian="Roboto1" style:font-size-asian="16pt" style:font-style-asian="normal" style:font-weight-asian="normal" style:font-name-complex="Roboto1" style:font-size-complex="16pt" style:font-style-complex="normal" style:font-weight-complex="normal"/>
    </style:style>
    <style:style style:name="T9" style:family="text">
      <style:text-properties fo:font-size="16pt" style:font-size-asian="21pt" style:font-size-complex="21pt"/>
    </style:style>
    <style:style style:name="T10" style:family="text">
      <style:text-properties fo:font-size="14pt"/>
    </style:style>
    <style:style style:name="T11" style:family="text">
      <style:text-properties fo:font-variant="normal" fo:text-transform="none" fo:color="#737373" loext:opacity="100%" style:text-line-through-style="none" style:text-line-through-type="none" style:text-position="0% 100%" style:font-name="Roboto1" fo:font-size="15pt" fo:letter-spacing="normal" fo:font-style="normal" style:text-underline-style="none" fo:font-weight="normal" style:font-name-asian="Roboto1" style:font-size-asian="15pt" style:font-style-asian="normal" style:font-weight-asian="normal" style:font-name-complex="Roboto1" style:font-size-complex="1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177cm" text:min-label-width="1.093cm"/>
        <style:text-properties style:font-name="Roboto1" fo:color="#73737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I">
        <style:list-level-properties text:space-before="0.213cm" text:min-label-width="1.057cm"/>
        <style:text-properties fo:color="#73737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frame draw:name="Google Shape;67;p13" presentation:style-name="pr1" draw:text-style-name="P2" draw:layer="layout" svg:width="22.838cm" svg:height="2.942cm" svg:x="1.311cm" svg:y="1.241cm" presentation:class="title" presentation:user-transformed="true">
          <draw:text-box>
            <text:p text:style-name="P1"><text:span text:style-name="T1">OpenClassrooms - Projet 5</text:span><text:span text:style-name="T1"><text:line-break/></text:span><text:span text:style-name="T1">“Construisez un site e-commerce en JavaScript”</text:span></text:p>
          </draw:text-box>
        </draw:frame>
        <draw:frame draw:name="Google Shape;68;p13" presentation:style-name="pr2" draw:text-style-name="P6" draw:layer="layout" svg:width="22.838cm" svg:height="8.783cm" svg:x="1.151cm" svg:y="4.552cm" presentation:class="outline" presentation:user-transformed="true">
          <draw:text-box>
            <text:p text:style-name="P3"><text:span text:style-name="T2">OBJECTIFS</text:span><text:span text:style-name="T3">:</text:span></text:p>
            <text:list text:style-name="L3">
              <text:list-item>
                <text:p text:style-name="P4"><text:span text:style-name="T4">Intégrer dynamiquement les éléments de l’API dans les différentes pages web avec JavaScript</text:span></text:p>
              </text:list-item>
              <text:list-item>
                <text:p text:style-name="P5"><text:span text:style-name="T4">Mettre en place un plan de test d’acceptation</text:span></text:p>
              </text:list-item>
            </text:list>
          </draw:text-box>
        </draw:frame>
        <presentation:notes draw:style-name="dp2">
          <draw:page-thumbnail draw:name="Google Shape;64;gc6f73a04f_0_0:notes" draw:style-name="gr1" draw:layer="layout" svg:width="16.933cm" svg:height="9.524cm" svg:x="1.059cm" svg:y="1.905cm" draw:page-number="1" presentation:class="page"/>
          <draw:frame draw:name="Google Shape;65;gc6f73a04f_0_0:notes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ISUEL" draw:style-name="dp1" draw:master-page-name="TITLE_5f_ONLY" presentation:presentation-page-layout-name="AL2T19">
        <draw:frame draw:name="Google Shape;73;p14" presentation:style-name="pr4" draw:text-style-name="P6" draw:layer="layout" svg:width="25.399cm" svg:height="1.673cm" svg:x="0cm" svg:y="0cm" presentation:class="title" presentation:user-transformed="true">
          <draw:text-box>
            <text:p text:style-name="P8"><text:span text:style-name="T5">VISUEL (pages accueil / produit / panier / confirmation)</text:span></text:p>
          </draw:text-box>
        </draw:frame>
        <draw:custom-shape draw:name="Google Shape;74;p14" draw:style-name="gr2" draw:text-style-name="P11" draw:layer="layout" svg:width="23.156cm" svg:height="11.685cm" svg:x="0.339cm" svg:y="1.905cm">
          <text:list text:style-name="L4">
            <text:list-header>
              <text:p text:style-name="P9"><text:span text:style-name="T4">● </text:span><text:span text:style-name="T4">Une page d’accueil affichant tous les articles disponibles.</text:span></text:p>
              <text:p text:style-name="P9"><text:span text:style-name="T4">● </text:span><text:span text:style-name="T4">Une page “produit” qui affichant les détails du produit sur</text:span></text:p>
              <text:p text:style-name="P9"><text:span text:style-name="T4">lequel l'utilisateur a cliqué depuis la page d’accueil.</text:span></text:p>
              <text:p text:style-name="P9"><text:span text:style-name="T6">● </text:span><text:span text:style-name="T4">Une page “panier” avec un résumé des produits dans le panier, le prix total et la possibilité de modifier la quantité d’un produit sélectionné ou bien de supprimer celui-ci.</text:span></text:p>
              <text:p text:style-name="P9"><text:span text:style-name="T4">Un formulaire permettant de passer une commande. </text:span></text:p>
              <text:p text:style-name="P10"><text:span text:style-name="T4">● </text:span><text:span text:style-name="T4">Une page “confirmation” indiquant l'identifiant de commande envoyé par l’API.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0;g13aac8248e7_0_1:notes" draw:style-name="gr1" draw:layer="layout" svg:width="16.932cm" svg:height="9.524cm" svg:x="1.059cm" svg:y="1.905cm" draw:page-number="2" presentation:class="page"/>
          <draw:frame draw:name="Google Shape;71;g13aac8248e7_0_1:notes" presentation:style-name="pr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ONLY" presentation:presentation-page-layout-name="AL2T19">
        <draw:frame draw:name="Google Shape;79;p 1" presentation:style-name="pr4" draw:text-style-name="P6" draw:layer="layout" svg:width="25.399cm" svg:height="1.673cm" svg:x="0cm" svg:y="0.045cm" presentation:class="title" presentation:user-transformed="true">
          <draw:text-box>
            <text:p text:style-name="P8"><text:span text:style-name="T1">VISUEL - page d’accueil</text:span><text:span text:style-name="T7"><text:tab/></text:span></text:p>
          </draw:text-box>
        </draw:frame>
        <draw:custom-shape draw:name="Google Shape;80;p 1" draw:style-name="gr3" draw:text-style-name="P13" draw:layer="layout" svg:width="23.156cm" svg:height="5.651cm" svg:x="1.306cm" svg:y="3.175cm">
          <text:list text:style-name="L4">
            <text:list-header>
              <text:p text:style-name="P12">La page d’accueil affiche l’ensemble des produits disponibles à la vente (avec pour chacun : son image, nom et début de description), retouné par l’API.</text:p>
              <text:p text:style-name="P12">Au clic de l’utilisateur, celui-ci est redirigé vers la page du produit.</text:p>
              <text:p text:style-name="P12"/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76;g13afbcd5b4e_0_0:notes 1" draw:style-name="gr1" draw:layer="layout" svg:width="16.932cm" svg:height="9.524cm" svg:x="1.059cm" svg:y="1.905cm" draw:page-number="3" presentation:class="page"/>
          <draw:frame draw:name="Google Shape;77;g13afbcd5b4e_0_0:notes 1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DEBASE HTML &amp; CSS" draw:style-name="dp1" draw:master-page-name="TITLE_5f_ONLY" presentation:presentation-page-layout-name="AL2T19">
        <draw:frame draw:name="Google Shape;85;p16" presentation:style-name="pr4" draw:text-style-name="P6" draw:layer="layout" svg:width="25.399cm" svg:height="1.74cm" svg:x="0.121cm" svg:y="0cm" presentation:class="title" presentation:user-transformed="true">
          <draw:text-box>
            <text:p text:style-name="P8"><text:span text:style-name="T1">CODEBASE JAVASCRIPT – Page d’accueil</text:span></text:p>
          </draw:text-box>
        </draw:frame>
        <draw:custom-shape draw:name="Google Shape;86;p16" draw:style-name="gr4" draw:text-style-name="P15" draw:layer="layout" svg:width="23.156cm" svg:height="5.917cm" svg:x="1.27cm" svg:y="3.601cm">
          <text:list text:style-name="L4">
            <text:list-header>
              <text:p text:style-name="P14"><text:span text:style-name="T8">Méthode fetch() pour envoyer la requête à l’API et récupérer les produits à afficher.</text:span></text:p>
              <text:p text:style-name="P14"><text:span text:style-name="T8">Une fois la réponse de l’API, on peut créer et intégrer les éléments HTML avec les données produit au DOM.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Google Shape;82;g13aac8248e7_0_62:notes" draw:style-name="gr1" draw:layer="layout" svg:width="16.932cm" svg:height="9.524cm" svg:x="1.059cm" svg:y="1.905cm" draw:page-number="4" presentation:class="page"/>
          <draw:frame draw:name="Google Shape;83;g13aac8248e7_0_62:notes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ISUEL&#9;" draw:style-name="dp1" draw:master-page-name="TITLE_5f_ONLY" presentation:presentation-page-layout-name="AL2T19">
        <draw:frame draw:name="Google Shape;79;p15" presentation:style-name="pr4" draw:text-style-name="P6" draw:layer="layout" svg:width="25.399cm" svg:height="1.673cm" svg:x="0cm" svg:y="0.045cm" presentation:class="title" presentation:user-transformed="true">
          <draw:text-box>
            <text:p text:style-name="P8"><text:span text:style-name="T1">VISUEL - page produit</text:span><text:span text:style-name="T7"><text:tab/></text:span></text:p>
          </draw:text-box>
        </draw:frame>
        <draw:custom-shape draw:name="Google Shape;80;p15" draw:style-name="gr5" draw:text-style-name="P13" draw:layer="layout" svg:width="23.156cm" svg:height="11.023cm" svg:x="1.27cm" svg:y="3.175cm">
          <text:list text:style-name="L4">
            <text:list-header>
              <text:p text:style-name="P12"><text:span text:style-name="T9">La page produit ne présente q’un seul produit avec ses détails :</text:span></text:p>
            </text:list-header>
            <text:list-item>
              <text:p text:style-name="P12"><text:span text:style-name="T9">Image</text:span></text:p>
            </text:list-item>
            <text:list-item>
              <text:p text:style-name="P12"><text:span text:style-name="T9">Nom</text:span></text:p>
            </text:list-item>
            <text:list-item>
              <text:p text:style-name="P12"><text:span text:style-name="T9">Prix unitaire</text:span></text:p>
            </text:list-item>
            <text:list-item>
              <text:p text:style-name="P12"><text:span text:style-name="T9">Menu déroulant pour le choix des coloris</text:span></text:p>
            </text:list-item>
            <text:list-item>
              <text:p text:style-name="P12"><text:span text:style-name="T9">Input pour saisir la quantité désirée</text:span></text:p>
              <text:p text:style-name="P12"><text:span text:style-name="T10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76;g13afbcd5b4e_0_0:notes" draw:style-name="gr1" draw:layer="layout" svg:width="16.932cm" svg:height="9.524cm" svg:x="1.059cm" svg:y="1.905cm" draw:page-number="5" presentation:class="page"/>
          <draw:frame draw:name="Google Shape;77;g13afbcd5b4e_0_0:notes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ONLY" presentation:presentation-page-layout-name="AL2T19">
        <draw:frame draw:name="Google Shape;85;p 1" presentation:style-name="pr4" draw:text-style-name="P6" draw:layer="layout" svg:width="25.399cm" svg:height="1.74cm" svg:x="0.121cm" svg:y="0cm" presentation:class="title" presentation:user-transformed="true">
          <draw:text-box>
            <text:p text:style-name="P8"><text:span text:style-name="T1">CODEBASE JAVASCRIPT – Page produit</text:span></text:p>
          </draw:text-box>
        </draw:frame>
        <draw:custom-shape draw:name="Google Shape;86;p 1" draw:style-name="gr6" draw:text-style-name="P15" draw:layer="layout" svg:width="23.156cm" svg:height="8.117cm" svg:x="1.27cm" svg:y="1.905cm">
          <text:list text:style-name="L4">
            <text:list-header>
              <text:p text:style-name="P14"><text:span text:style-name="T11">On récupère le paramètre ‘id’ dans l’URL du produit sélectionné pour pouvoir le préciser dans la requête fetch() à l’API qui nous renvoie l’objet <text:s/>produit. On peut alors récupérer les propriétés.</text:span></text:p>
              <text:p text:style-name="P14"><text:span text:style-name="T11">Boucle pour obtenir la liste des coloris disponibles et les afficher dans le menu déroulant.</text:span></text:p>
              <text:p text:style-name="P14"><text:span text:style-name="T11">Un même article de même couleur ne crée pas de ligne supplémentaire.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Google Shape;82;g13aac8248e7_0_62:notes 1" draw:style-name="gr1" draw:layer="layout" svg:width="16.932cm" svg:height="9.524cm" svg:x="1.059cm" svg:y="1.905cm" draw:page-number="6" presentation:class="page"/>
          <draw:frame draw:name="Google Shape;83;g13aac8248e7_0_62:notes 1" presentation:style-name="pr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ONLY" presentation:presentation-page-layout-name="AL2T19">
        <draw:frame draw:name="Google Shape;79;p 2" presentation:style-name="pr4" draw:text-style-name="P6" draw:layer="layout" svg:width="25.399cm" svg:height="1.673cm" svg:x="0cm" svg:y="0.045cm" presentation:class="title" presentation:user-transformed="true">
          <draw:text-box>
            <text:p text:style-name="P8"><text:span text:style-name="T1">VISUEL - page panier</text:span><text:span text:style-name="T7"><text:tab/></text:span></text:p>
          </draw:text-box>
        </draw:frame>
        <draw:custom-shape draw:name="Google Shape;80;p 2" draw:style-name="gr7" draw:text-style-name="P13" draw:layer="layout" svg:width="23.156cm" svg:height="10.82cm" svg:x="1.27cm" svg:y="3.175cm">
          <text:list text:style-name="L4">
            <text:list-header>
              <text:p text:style-name="P12"><text:span text:style-name="T9">La page panier affiche un récapitulatif des produits ajoutés au panier par l’utilisateur.</text:span></text:p>
              <text:p text:style-name="P12"><text:span text:style-name="T9">Elle lui donne la possibilité de modifier les quantités et de supprimer des articles.</text:span></text:p>
              <text:p text:style-name="P12"><text:span text:style-name="T9">Elle affiche également le total des quantités et le prix total à payer.</text:span></text:p>
              <text:p text:style-name="P12"><text:span text:style-name="T9">Un formulaire de contact y est intégré pour y saisir les coordonnées de l’utilisateur.</text:span></text:p>
              <text:p text:style-name="P12"><text:span text:style-name="T9">Un bouton ‘commander’ permet d’envoyer la commande à l’API et redirige vers la page confirmation.</text:span></text:p>
              <text:p text:style-name="P12"><text:span text:style-name="T10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76;g13afbcd5b4e_0_0:notes 2" draw:style-name="gr1" draw:layer="layout" svg:width="16.932cm" svg:height="9.524cm" svg:x="1.059cm" svg:y="1.905cm" draw:page-number="7" presentation:class="page"/>
          <draw:frame draw:name="Google Shape;77;g13afbcd5b4e_0_0:notes 2" presentation:style-name="pr1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ONLY" presentation:presentation-page-layout-name="AL2T19">
        <draw:frame draw:name="Google Shape;85;p 2" presentation:style-name="pr4" draw:text-style-name="P6" draw:layer="layout" svg:width="25.399cm" svg:height="1.74cm" svg:x="0.121cm" svg:y="0cm" presentation:class="title" presentation:user-transformed="true">
          <draw:text-box>
            <text:p text:style-name="P8"><text:span text:style-name="T1">CODEBASE JAVASCRIPT – Page panier</text:span></text:p>
          </draw:text-box>
        </draw:frame>
        <draw:custom-shape draw:name="Google Shape;86;p 2" draw:style-name="gr8" draw:text-style-name="P15" draw:layer="layout" svg:width="23.156cm" svg:height="11.921cm" svg:x="1.27cm" svg:y="1.905cm">
          <text:list text:style-name="L4">
            <text:list-header>
              <text:p text:style-name="P14"><text:span text:style-name="T11">On a l’id, la quantité et la couleur des articles dans le local storage.</text:span></text:p>
              <text:p text:style-name="P14"><text:span text:style-name="T11">On récupère les infos manquantes en requêtant l’API. En retrouvant les articles du panier dans l’API grâce à la méthode .find(), on est en mesure de créer et intégrer les élements pour afficher le panier ainsi que les totaux.</text:span></text:p>
              <text:p text:style-name="P14"><text:span text:style-name="T11">On a une fonction pour écouter les modifications de quantités sur les input et une fonction pour supprimer les articles du panier.</text:span></text:p>
              <text:p text:style-name="P14"><text:span text:style-name="T11">Les modifications et suppression modifient les totaux de quantités et prix.</text:span></text:p>
              <text:p text:style-name="P14"><text:span text:style-name="T11">Un formulaire de contact soumis à des Regex pour valider les données avant envoi à l’API te redirection vers la page confirmation.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82;g13aac8248e7_0_62:notes 2" draw:style-name="gr1" draw:layer="layout" svg:width="16.932cm" svg:height="9.524cm" svg:x="1.059cm" svg:y="1.905cm" draw:page-number="8" presentation:class="page"/>
          <draw:frame draw:name="Google Shape;83;g13aac8248e7_0_62:notes 2" presentation:style-name="pr1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ONLY" presentation:presentation-page-layout-name="AL2T19">
        <draw:frame draw:name="Google Shape;79;p 3" presentation:style-name="pr4" draw:text-style-name="P6" draw:layer="layout" svg:width="25.399cm" svg:height="1.673cm" svg:x="0cm" svg:y="0.045cm" presentation:class="title" presentation:user-transformed="true">
          <draw:text-box>
            <text:p text:style-name="P8"><text:span text:style-name="T1">VISUEL - page confirmation</text:span><text:span text:style-name="T7"><text:tab/></text:span></text:p>
          </draw:text-box>
        </draw:frame>
        <draw:custom-shape draw:name="Google Shape;80;p 3" draw:style-name="gr9" draw:text-style-name="P13" draw:layer="layout" svg:width="23.156cm" svg:height="4.6cm" svg:x="1.27cm" svg:y="3.175cm">
          <text:list text:style-name="L4">
            <text:list-header>
              <text:p text:style-name="P12"><text:span text:style-name="T9">Une fois la commande validée et envoyée à l’API, l’utilisateur est redirigé vers la page confirmation qui lui affiche l’identifiant de sa commande, envoyé par l’API.</text:span></text:p>
              <text:p text:style-name="P12"><text:span text:style-name="T10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Google Shape;76;g13afbcd5b4e_0_0:notes 3" draw:style-name="gr1" draw:layer="layout" svg:width="16.932cm" svg:height="9.524cm" svg:x="1.059cm" svg:y="1.905cm" draw:page-number="9" presentation:class="page"/>
          <draw:frame draw:name="Google Shape;77;g13afbcd5b4e_0_0:notes 3" presentation:style-name="pr1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ONLY" presentation:presentation-page-layout-name="AL2T19">
        <draw:frame draw:name="Google Shape;85;p 3" presentation:style-name="pr4" draw:text-style-name="P6" draw:layer="layout" svg:width="25.399cm" svg:height="1.74cm" svg:x="0.121cm" svg:y="0cm" presentation:class="title" presentation:user-transformed="true">
          <draw:text-box>
            <text:p text:style-name="P8"><text:span text:style-name="T1">CODEBASE JAVASCRIPT – Page confirmation</text:span></text:p>
          </draw:text-box>
        </draw:frame>
        <draw:custom-shape draw:name="Google Shape;86;p 3" draw:style-name="gr10" draw:text-style-name="P15" draw:layer="layout" svg:width="23.156cm" svg:height="3.045cm" svg:x="1.609cm" svg:y="4.948cm">
          <text:list text:style-name="L4">
            <text:list-header>
              <text:p text:style-name="P14"><text:span text:style-name="T11">On récupère le paramètre ‘order’ dans l’URL de la page confirmation pour l’intégrer dans la page.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82;g13aac8248e7_0_62:notes 3" draw:style-name="gr1" draw:layer="layout" svg:width="16.932cm" svg:height="9.524cm" svg:x="1.059cm" svg:y="1.905cm" draw:page-number="10" presentation:class="page"/>
          <draw:frame draw:name="Google Shape;83;g13aac8248e7_0_62:notes 3" presentation:style-name="pr1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ONLY" presentation:presentation-page-layout-name="AL2T19">
        <draw:frame draw:name="Google Shape;85;p 4" presentation:style-name="pr4" draw:text-style-name="P6" draw:layer="layout" svg:width="25.399cm" svg:height="1.74cm" svg:x="0.121cm" svg:y="0cm" presentation:class="title" presentation:user-transformed="true">
          <draw:text-box>
            <text:p text:style-name="P8"><text:span text:style-name="T1">PLAN DE TEST</text:span></text:p>
          </draw:text-box>
        </draw:frame>
        <draw:custom-shape draw:name="Google Shape;86;p 4" draw:style-name="gr11" draw:text-style-name="P15" draw:layer="layout" svg:width="23.156cm" svg:height="4.313cm" svg:x="1.609cm" svg:y="4.948cm">
          <text:list text:style-name="L4">
            <text:list-header>
              <text:p text:style-name="P14"><text:span text:style-name="T11">Le plan de test répertorie toutes les fonctionnalités de chaque page et renseigne de leur comportement quand elles fonctionnent et ne fonctionnent pas.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82;g13aac8248e7_0_62:notes 4" draw:style-name="gr1" draw:layer="layout" svg:width="16.932cm" svg:height="9.524cm" svg:x="1.059cm" svg:y="1.905cm" draw:page-number="11" presentation:class="page"/>
          <draw:frame draw:name="Google Shape;83;g13aac8248e7_0_62:notes 4" presentation:style-name="pr1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Roboto" svg:font-family="Roboto" style:font-pitch="variable"/>
    <style:font-face style:name="Roboto1" svg:font-family="Roboto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f9f9f9" draw:end-color="#dedede" draw:start-intensity="100%" draw:end-intensity="100%" draw:angle="180deg" draw:border="0%"/>
    <draw:gradient draw:name="Gradient_20_3" draw:display-name="Gradient 3" draw:style="linear" draw:start-color="#f9f9f9" draw:end-color="#dedede" draw:start-intensity="100%" draw:end-intensity="100%" draw:angle="9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feff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solid" draw:fill-color="#4285f4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4285f4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4285f4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false" style:shrink-to-fit="true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4285f4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afaf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gradient" draw:fill-gradient-name="Gradient_20_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_5f_AND_5f_BOD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ONL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8" style:family="presentation" style:parent-style-name="SECTION_5f_TITLE_5f_AND_5f_DESCRIPTION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afafa"/>
      <style:paragraph-properties fo:text-align="start" style:font-independent-line-spacing="true"/>
      <style:text-properties fo:font-size="14pt"/>
    </style:style>
    <style:style style:name="MP6" style:family="paragraph">
      <loext:graphic-properties draw:fill="gradient" draw:fill-gradient-name="Gradient_20_2"/>
      <style:paragraph-properties fo:text-align="start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9" style:family="paragraph">
      <loext:graphic-properties draw:fill="gradient" draw:fill-gradient-name="Gradient_20_3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737373" loext:opacity="100%" style:text-line-through-style="none" style:text-line-through-type="none" style:text-position="0% 100%" style:font-name="Roboto1" fo:font-size="10pt" fo:letter-spacing="normal" fo:font-style="normal" style:text-underline-style="none" fo:font-weight="normal" style:font-name-asian="Roboto1" style:font-size-asian="10pt" style:font-style-asian="normal" style:font-weight-asian="normal" style:font-name-complex="Roboto1" style:font-size-complex="10pt" style:font-style-complex="normal" style:font-weight-complex="normal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Roboto1" fo:font-size="10pt" fo:letter-spacing="normal" fo:font-style="normal" style:text-underline-style="none" fo:font-weight="normal" style:font-name-asian="Roboto1" style:font-size-asian="10pt" style:font-style-asian="normal" style:font-weight-asian="normal" style:font-name-complex="Roboto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5f_AND_5f_BODY" style:display-name="TITLE_AND_BODY" style:page-layout-name="PM1" draw:style-name="Mdp1">
      <draw:custom-shape draw:name="Google Shape;19;p4" draw:style-name="Mgr3" draw:text-style-name="MP5" draw:layer="backgroundobjects" svg:width="25.399cm" svg:height="9.603cm" draw:transform="rotate (-3.14159265358979) translate (25.384cm 14.288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0;p4" draw:style-name="Mgr4" draw:text-style-name="MP6" draw:layer="backgroundobjects" svg:width="25.399cm" svg:height="0.301cm" svg:x="0cm" svg:y="4.68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1;p4" presentation:style-name="TITLE_5f_AND_5f_BODY-title" draw:layer="backgroundobjects" svg:width="22.838cm" svg:height="2.132cm" svg:x="1.311cm" svg:y="2.052cm" presentation:class="title" presentation:placeholder="true" presentation:user-transformed="true">
        <draw:text-box/>
      </draw:frame>
      <draw:frame draw:name="Google Shape;22;p4" presentation:style-name="TITLE_5f_AND_5f_BODY-outline1" draw:layer="backgroundobjects" svg:width="22.838cm" svg:height="7.527cm" svg:x="1.311cm" svg:y="5.331cm" presentation:class="outline" presentation:placeholder="true" presentation:user-transformed="true">
        <draw:text-box/>
      </draw:frame>
      <draw:frame draw:name="Google Shape;23;p4" presentation:style-name="Mpr1" draw:text-style-name="MP8" draw:layer="backgroundobjects" svg:width="1.523cm" svg:height="1.092cm" svg:x="23.677cm" svg:y="13.04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ONLY" style:display-name="TITLE_ONLY" style:page-layout-name="PM1" draw:style-name="Mdp1">
      <draw:custom-shape draw:name="Google Shape;32;p6" draw:style-name="Mgr3" draw:text-style-name="MP5" draw:layer="backgroundobjects" svg:width="25.399cm" svg:height="12.463cm" draw:transform="rotate (-3.14159265358979) translate (25.384cm 14.288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3;p6" draw:style-name="Mgr4" draw:text-style-name="MP6" draw:layer="backgroundobjects" svg:width="25.399cm" svg:height="0.301cm" svg:x="0cm" svg:y="1.8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4;p6" presentation:style-name="TITLE_5f_ONLY-title" draw:layer="backgroundobjects" svg:width="24.517cm" svg:height="1.673cm" svg:x="0.273cm" svg:y="0.045cm" presentation:class="title" presentation:placeholder="true" presentation:user-transformed="true">
        <draw:text-box/>
      </draw:frame>
      <draw:frame draw:name="Google Shape;35;p6" presentation:style-name="Mpr4" draw:text-style-name="MP8" draw:layer="backgroundobjects" svg:width="1.523cm" svg:height="1.092cm" svg:x="23.677cm" svg:y="13.04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draw:custom-shape draw:name="Google Shape;46;p9" draw:style-name="Mgr3" draw:text-style-name="MP5" draw:layer="backgroundobjects" svg:width="12.699cm" svg:height="14.287cm" svg:x="-0.016cm" svg:y="0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7;p9" draw:style-name="Mgr5" draw:text-style-name="MP9" draw:layer="backgroundobjects" svg:width="14.285cm" svg:height="0.301cm" draw:transform="rotate (-1.5707963267949) translate (12.7cm 0.002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48;p9" presentation:style-name="SECTION_5f_TITLE_5f_AND_5f_DESCRIPTION-title" draw:layer="backgroundobjects" svg:width="11.236cm" svg:height="4.117cm" svg:x="0.738cm" svg:y="3.425cm" presentation:class="title" presentation:placeholder="true" presentation:user-transformed="true">
        <draw:text-box/>
      </draw:frame>
      <draw:frame draw:name="Google Shape;50;p9" presentation:style-name="SECTION_5f_TITLE_5f_AND_5f_DESCRIPTION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Google Shape;51;p9" presentation:style-name="Mpr7" draw:text-style-name="MP8" draw:layer="backgroundobjects" svg:width="1.523cm" svg:height="1.092cm" svg:x="23.677cm" svg:y="13.043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16.931cm" svg:height="9.524cm" svg:x="1.059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4.0.3$Windows_X86_64 LibreOffice_project/f85e47c08ddd19c015c0114a68350214f7066f5a</meta:generator>
    <dc:date>2022-09-05T14:52:04.154000000</dc:date>
    <meta:editing-duration>PT2H7M15S</meta:editing-duration>
    <meta:editing-cycles>23</meta:editing-cycles>
    <meta:document-statistic meta:object-count="87"/>
  </office:meta>
</office:document-meta>
</file>